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0186f2" officeooo:paragraph-rsid="000186f2"/>
    </style:style>
    <style:style style:name="P3" style:family="paragraph" style:parent-style-name="Standard">
      <style:text-properties fo:language="pl" fo:country="PL" officeooo:paragraph-rsid="000186f2"/>
    </style:style>
    <style:style style:name="P4" style:family="paragraph" style:parent-style-name="Standard">
      <style:text-properties fo:language="pl" fo:country="PL" officeooo:rsid="000402d1" officeooo:paragraph-rsid="000402d1"/>
    </style:style>
    <style:style style:name="P5" style:family="paragraph" style:parent-style-name="Standard">
      <style:text-properties fo:language="pl" fo:country="PL" fo:font-weight="bold" officeooo:rsid="000402d1" officeooo:paragraph-rsid="000402d1" style:font-weight-asian="bold" style:font-weight-complex="bold"/>
    </style:style>
    <style:style style:name="P6" style:family="paragraph" style:parent-style-name="Standard">
      <style:paragraph-properties fo:break-before="page"/>
      <style:text-properties fo:language="pl" fo:country="PL" officeooo:rsid="000402d1" officeooo:paragraph-rsid="000402d1"/>
    </style:style>
    <style:style style:name="P7" style:family="paragraph" style:parent-style-name="Title">
      <style:text-properties fo:language="pl" fo:country="PL"/>
    </style:style>
    <style:style style:name="P8" style:family="paragraph" style:parent-style-name="Text_20_body">
      <style:text-properties officeooo:paragraph-rsid="000c0a40"/>
    </style:style>
    <style:style style:name="P9" style:family="paragraph" style:parent-style-name="Standard" style:list-style-name="L1">
      <style:text-properties fo:language="pl" fo:country="PL" officeooo:rsid="000186f2" officeooo:paragraph-rsid="000186f2"/>
    </style:style>
    <style:style style:name="P10" style:family="paragraph" style:parent-style-name="Standard" style:list-style-name="L1">
      <style:text-properties fo:language="pl" fo:country="PL" officeooo:rsid="000186f2" officeooo:paragraph-rsid="0001caad"/>
    </style:style>
    <style:style style:name="P11" style:family="paragraph" style:parent-style-name="Standard" style:list-style-name="L1">
      <style:text-properties fo:language="pl" fo:country="PL" officeooo:rsid="000186f2" officeooo:paragraph-rsid="0003144e"/>
    </style:style>
    <style:style style:name="P12" style:family="paragraph" style:parent-style-name="Standard" style:list-style-name="L1">
      <style:text-properties fo:language="pl" fo:country="PL" officeooo:paragraph-rsid="0001caad"/>
    </style:style>
    <style:style style:name="P13" style:family="paragraph" style:parent-style-name="Standard" style:list-style-name="L1">
      <style:text-properties fo:language="pl" fo:country="PL" officeooo:paragraph-rsid="000186f2"/>
    </style:style>
    <style:style style:name="P14" style:family="paragraph" style:parent-style-name="Standard" style:list-style-name="L3">
      <style:text-properties fo:language="pl" fo:country="PL" officeooo:paragraph-rsid="000186f2"/>
    </style:style>
    <style:style style:name="P15" style:family="paragraph" style:parent-style-name="Standard" style:list-style-name="L2">
      <style:text-properties fo:language="pl" fo:country="PL" fo:font-weight="bold" officeooo:paragraph-rsid="0003144e" style:font-weight-asian="bold" style:font-weight-complex="bold"/>
    </style:style>
    <style:style style:name="P16" style:family="paragraph" style:parent-style-name="Standard" style:list-style-name="L4">
      <style:text-properties fo:color="#106802" fo:language="pl" fo:country="PL" fo:font-weight="bold" officeooo:rsid="000402d1" officeooo:paragraph-rsid="000402d1" style:font-weight-asian="bold" style:font-weight-complex="bold"/>
    </style:style>
    <style:style style:name="P17" style:family="paragraph" style:parent-style-name="Standard" style:list-style-name="L2">
      <style:text-properties fo:color="#106802" fo:language="pl" fo:country="PL" fo:font-weight="bold" officeooo:paragraph-rsid="000186f2" style:font-weight-asian="bold" style:font-weight-complex="bold"/>
    </style:style>
    <style:style style:name="P18" style:family="paragraph" style:parent-style-name="Standard" style:list-style-name="L4">
      <style:text-properties style:text-line-through-style="solid" style:text-line-through-type="single" fo:language="pl" fo:country="PL" officeooo:rsid="000402d1" officeooo:paragraph-rsid="000402d1"/>
    </style:style>
    <style:style style:name="P19" style:family="paragraph" style:parent-style-name="Heading_20_1">
      <style:text-properties fo:language="pl" fo:country="PL"/>
    </style:style>
    <style:style style:name="P20" style:family="paragraph" style:parent-style-name="Heading_20_1">
      <style:text-properties fo:language="pl" fo:country="PL" officeooo:rsid="000186f2"/>
    </style:style>
    <style:style style:name="P21" style:family="paragraph" style:parent-style-name="Heading_20_1">
      <style:text-properties officeooo:rsid="0009a952" officeooo:paragraph-rsid="0009a952"/>
    </style:style>
    <style:style style:name="P22" style:family="paragraph" style:parent-style-name="Heading_20_1">
      <style:text-properties officeooo:rsid="000a3b66" officeooo:paragraph-rsid="000a3b66"/>
    </style:style>
    <style:style style:name="P23" style:family="paragraph" style:parent-style-name="Heading_20_1">
      <style:text-properties officeooo:rsid="000c0a40" officeooo:paragraph-rsid="000c0a40"/>
    </style:style>
    <style:style style:name="P24" style:family="paragraph" style:parent-style-name="Text_20_body" style:list-style-name="L5">
      <style:text-properties officeooo:paragraph-rsid="000a3b66"/>
    </style:style>
    <style:style style:name="P25" style:family="paragraph" style:parent-style-name="Text_20_body" style:list-style-name="L5">
      <style:text-properties fo:color="#106802" fo:font-weight="bold" officeooo:paragraph-rsid="0009a952" style:font-weight-asian="bold" style:font-weight-complex="bold"/>
    </style:style>
    <style:style style:name="P26" style:family="paragraph" style:parent-style-name="Text_20_body" style:list-style-name="L5">
      <style:text-properties fo:font-weight="bold" officeooo:paragraph-rsid="0009a952" style:font-weight-asian="bold" style:font-weight-complex="bold"/>
    </style:style>
    <style:style style:name="P27" style:family="paragraph" style:parent-style-name="Text_20_body" style:list-style-name="L5">
      <style:text-properties fo:font-weight="bold" officeooo:paragraph-rsid="000a3b66" style:font-weight-asian="bold" style:font-weight-complex="bold"/>
    </style:style>
    <style:style style:name="P28" style:family="paragraph" style:parent-style-name="Text_20_body" style:list-style-name="L6">
      <style:text-properties officeooo:paragraph-rsid="000a3b66"/>
    </style:style>
    <style:style style:name="P29" style:family="paragraph" style:parent-style-name="Text_20_body" style:list-style-name="L7">
      <style:text-properties officeooo:paragraph-rsid="000a3b66"/>
    </style:style>
    <style:style style:name="P30" style:family="paragraph" style:parent-style-name="Text_20_body" style:list-style-name="L8">
      <style:text-properties officeooo:paragraph-rsid="000a3b66"/>
    </style:style>
    <style:style style:name="P31" style:family="paragraph" style:parent-style-name="Text_20_body" style:list-style-name="L9">
      <style:text-properties officeooo:paragraph-rsid="000c0a40"/>
    </style:style>
    <style:style style:name="T1" style:family="text">
      <style:text-properties officeooo:rsid="000186f2"/>
    </style:style>
    <style:style style:name="T2" style:family="text">
      <style:text-properties officeooo:rsid="0001caad"/>
    </style:style>
    <style:style style:name="T3" style:family="text">
      <style:text-properties officeooo:rsid="0003144e"/>
    </style:style>
    <style:style style:name="T4" style:family="text">
      <style:text-properties officeooo:rsid="000402d1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7">Wymagania w odniesieniu do pracy dyplomowej</text:p>
      <text:p text:style-name="P1"/>
      <text:h text:style-name="P20" text:outline-level="1">Podział:</text:h>
      <text:list xml:id="list1434568885" text:style-name="L1">
        <text:list-item>
          <text:p text:style-name="P9">strona tytułowa</text:p>
        </text:list-item>
        <text:list-item>
          <text:p text:style-name="P9">spis treści</text:p>
        </text:list-item>
        <text:list-item>
          <text:p text:style-name="P10">wstęp </text:p>
          <text:list>
            <text:list-item>
              <text:p text:style-name="P12">podjęcia tematu, rozpoznanie tematu w literaturze, dokonania autora </text:p>
            </text:list-item>
            <text:list-item>
              <text:p text:style-name="P12">1-2 <text:span text:style-name="T2">strony</text:span></text:p>
            </text:list-item>
          </text:list>
        </text:list-item>
        <text:list-item>
          <text:p text:style-name="P9">cel I zakres pracy</text:p>
        </text:list-item>
        <text:list-item>
          <text:p text:style-name="P9">kolejne rozdziały</text:p>
        </text:list-item>
        <text:list-item>
          <text:p text:style-name="P13"><text:span text:style-name="T1">wnioski (</text:span>„Celem pracy było...”. <text:span text:style-name="T2">)</text:span></text:p>
        </text:list-item>
        <text:list-item>
          <text:p text:style-name="P9">literatura</text:p>
          <text:list>
            <text:list-item>
              <text:p text:style-name="P11">Autor: Tytuł (po tytule może wystąpić numer tomu). Wydawnictwo, rok. Przykłady: </text:p>
            </text:list-item>
            <text:list-item>
              <text:p text:style-name="P11">[1] Majka K.: Systemy rozliczeń i taryfy w elektroenergetyce. Wydawnictwa Politechniki Lubelskiej, 2005. </text:p>
            </text:list-item>
            <text:list-item>
              <text:p text:style-name="P11">[2] Poradnik inżyniera elektryka. Tom I. WNT, 1996. lub w innej wersji zapisu </text:p>
            </text:list-item>
            <text:list-item>
              <text:p text:style-name="P11">[3] Praca zbiorowa: Poradnik inżyniera elektryka. Tom I. WNT, 1996. </text:p>
            </text:list-item>
          </text:list>
        </text:list-item>
        <text:list-item>
          <text:p text:style-name="P9">załączniki</text:p>
        </text:list-item>
      </text:list>
      <text:p text:style-name="P2"/>
      <text:h text:style-name="P19" text:outline-level="1">Rozdziały:</text:h>
      <text:list xml:id="list2323055868" text:style-name="L2">
        <text:list-item>
          <text:p text:style-name="P15"><text:span text:style-name="T3">Rozdziały </text:span>(oznaczone kolejnymi cyframi: „1.”, „2.” itd.) </text:p>
        </text:list-item>
        <text:list-item>
          <text:p text:style-name="P15"><text:span text:style-name="T3">Podrozdziały </text:span>„1.1.”, „1.2.” </text:p>
        </text:list-item>
        <text:list-item>
          <text:p text:style-name="P15"><text:span text:style-name="T3">mniejsze podrozdziały </text:span>„1.1.1.”, „1.1.2.” <text:s text:c="3"/>- <text:span text:style-name="T3">dalszy podział niezalecany</text:span></text:p>
        </text:list-item>
        <text:list-item>
          <text:p text:style-name="P15">Nazwy rozdziałów i podrozdziałów nie powinny kończyć się kropką. </text:p>
        </text:list-item>
        <text:list-item>
          <text:p text:style-name="P17">nowe zagadnienie w rozdziale - podział na akapity <text:span text:style-name="T4">(0,85 cm)</text:span></text:p>
        </text:list-item>
      </text:list>
      <text:p text:style-name="P3"/>
      <text:h text:style-name="P19" text:outline-level="1">Nagłówki:</text:h>
      <text:list xml:id="list1404209273" text:style-name="L3">
        <text:list-item>
          <text:p text:style-name="P14">Nagłówki powinny znaleźć się na wszystkich stronach z wyjątkiem strony tytułowej oraz pierwszej strony każdego rozdziału. </text:p>
        </text:list-item>
        <text:list-item>
          <text:p text:style-name="P14">Każdy nagłówek powinien zawierać dwie informacje: tytuł danego rozdziału i numer strony. Czcionka nagłówka powinna mieć rozmiar większy niż tekst rozdziału – zwykle o 2 pt. </text:p>
        </text:list-item>
      </text:list>
      <text:p text:style-name="P4"/>
      <text:h text:style-name="P19" text:outline-level="1">Marginesy:</text:h>
      <text:list xml:id="list3722833561" text:style-name="L4">
        <text:list-item>
          <text:p text:style-name="P16">lewy 3,5 cm, </text:p>
        </text:list-item>
        <text:list-item>
          <text:p text:style-name="P16"><text:soft-page-break/>prawy 2 cm, </text:p>
        </text:list-item>
        <text:list-item>
          <text:p text:style-name="P16">górny 2,5 cm, </text:p>
        </text:list-item>
        <text:list-item>
          <text:p text:style-name="P16">dolny 2,0 cm </text:p>
        </text:list-item>
        <text:list-item>
          <text:p text:style-name="P18">w wersji dwustronnej stowować marginesy dwustronne</text:p>
        </text:list-item>
      </text:list>
      <text:p text:style-name="P4"/>
      <text:h text:style-name="P21" text:outline-level="1">Czcionka</text:h>
      <text:list xml:id="list657521137" text:style-name="L5">
        <text:list-item>
          <text:p text:style-name="P25">wysokości 12 punktów </text:p>
        </text:list-item>
        <text:list-item>
          <text:p text:style-name="P25">odstępem między wierszami wynoszącym 1,5 </text:p>
        </text:list-item>
        <text:list-item>
          <text:p text:style-name="P26">wyrównanie tekstu do marginesów lewego i prawego</text:p>
        </text:list-item>
        <text:list-item>
          <text:p text:style-name="P25">rozdział 1 – Times New Roman 14 bold </text:p>
        </text:list-item>
        <text:list-item>
          <text:p text:style-name="P25">rozdział 1.1 – Times New Roman 12 bold </text:p>
        </text:list-item>
        <text:list-item>
          <text:p text:style-name="P25">1.1.1 – Times New Roman 12 italic</text:p>
        </text:list-item>
        <text:list-item>
          <text:p text:style-name="P27">Na końcu tytułów rozdziałów, podrozdziałów, podpisów rysunków i tabel nie stawiamy kropek.</text:p>
          <text:p text:style-name="P24"/>
        </text:list-item>
      </text:list>
      <text:h text:style-name="P22" text:outline-level="1">Rysunki</text:h>
      <text:list xml:id="list3835677989" text:style-name="L6">
        <text:list-item>
          <text:p text:style-name="P28">Numeracja rysunków powinna przebiegać osobno w każdym rozdziale </text:p>
        </text:list-item>
        <text:list-item>
          <text:p text:style-name="P28">Pierwszy rysunek w rozdziale 1 musi mieć numer 1.1 (Rys. 1.1.) </text:p>
        </text:list-item>
        <text:list-item>
          <text:p text:style-name="P28">Rysunki o odpowiedniej jakości są środkowane na stronie. </text:p>
        </text:list-item>
        <text:list-item>
          <text:p text:style-name="P28">Podpis należy umieszczać pod rysunkiem oraz zachowywać pewien odstęp (6 pkt przed i za tekstem podpisu) między rysunkiem a tekstem rozdziału. </text:p>
        </text:list-item>
        <text:list-item>
          <text:p text:style-name="P28">Podpisy do rysunkiem powinny mieć rozmiar mniejszy niż tekst rozdziału – zwykle o 2 punkty. </text:p>
        </text:list-item>
        <text:list-item>
          <text:p text:style-name="P28">Odwołanie ma postać np. „Na rysunku 3.3 przedstawiono...”, „... widoczny na rysunku 2.4”, albo po prostu „... (Rys. 1.7)”. </text:p>
        </text:list-item>
      </text:list>
      <text:h text:style-name="P22" text:outline-level="1">Tabele</text:h>
      <text:list xml:id="list2549827901" text:style-name="L7">
        <text:list-item>
          <text:p text:style-name="P29">Tabela jest obiektem jak rysunek i większość zaleceń formatowania rysunków odnosi się także do tabel. </text:p>
        </text:list-item>
        <text:list-item>
          <text:p text:style-name="P29">Tabele numeruje się podobnie do rysunków: w rozdziale 1 Tabela 1.1., 1.2., itd., w rozdziale 2 – Tabela 2.1. itd </text:p>
        </text:list-item>
        <text:list-item>
          <text:p text:style-name="P29"><text:soft-page-break/>Tabele z podpisem można odsunąć od tekstu (6 pkt. przed i za tekstem podpisu), ale przed i za podpisem nie należy pozostawiać na stronie pustego wiersza. Podpis umieszcza się przed tabelą. Podpisy do tabel powinny mieć rozmiar mniejszy niż tekst rozdziału – zwykle o 2 punkty i powinny być wyśrodkowane. </text:p>
        </text:list-item>
      </text:list>
      <text:h text:style-name="P22" text:outline-level="1">Bibliografia i odwołania do lit.</text:h>
      <text:list xml:id="list1219009829" text:style-name="L8">
        <text:list-item>
          <text:p text:style-name="P30">Bibliografię umieszcza się na końcu pracy. </text:p>
        </text:list-item>
        <text:list-item>
          <text:p text:style-name="P30">Należy ją zestawić alfabetycznie (według nazwisk autorów). </text:p>
        </text:list-item>
        <text:list-item>
          <text:p text:style-name="P30">Każda pozycja bibliografii powinna zawierać następujące informacje, oddzielone przecinkami: nazwisko autora (lub autorów) z pierwszą literą imienia (całe imię nie jest konieczne), tytuł, wydawnictwo (w przypadku artykułu – nazwa czasopisma), rok wydania (w przypadku czasopisma – ewentualne dokładniejsze informacje, np. miesiąc). </text:p>
        </text:list-item>
        <text:list-item>
          <text:p text:style-name="P30">Dyplomant może korzystać z materiałów źródłowych znajdujących się w Internecie Można je umieścić na końcu spisu albo np. alfabetycznie z podaniem tematyki poruszanej na cytowanej stronie WWW. </text:p>
        </text:list-item>
        <text:list-item>
          <text:p text:style-name="P30">Odwołania do bibliografii należy umieszczać w nawiasach kwadratowych, podając numer (lub numery oddzielone przecinkiem) odpowiedniej pozycji. Zwykle dzieje się to na końcu zdania, tuż przed kropką, jak w przykładzie [2]. </text:p>
        </text:list-item>
      </text:list>
      <text:h text:style-name="P23" text:outline-level="1">INNE</text:h>
      <text:list xml:id="list1383662531" text:style-name="L9">
        <text:list-item>
          <text:p text:style-name="P31">Wzmiankowanie tabel lub rysunków. Nie należy używać sformułowań typu „jak widać z tabeli ...”, „jak pokazuje rysunek...”, „tabela zawiera rodzaje odbiorców...”, „w oparciu o ...”. </text:p>
        </text:list-item>
        <text:list-item>
          <text:p text:style-name="P31">Kropki po tytułach. Po tytułach rozdziałów (nawet składanych, czyli złożonych z dwu części przedzielonych kropką), tytułach (nazwach) tabel i podpisach rysunków nie stawia się kropek. Kropki stawia się natomiast zawsze po numerach rozdziałów i podrozdziałów. </text:p>
        </text:list-item>
        <text:list-item>
          <text:p text:style-name="P31">„Kosmetyka tekstu”. Wprawdzie nie ma przepisu, który zabraniałby kończenia wiersza tekstu przyimkami „w” lub „z”, albo spójnikami „i” lub „a”, ale należy tego unikać. W tym celu należy przenieść pojedynczy znak do następnej linii przez związanie z następnym wyrazem tzw. „twardą spacją” (przez wciśnięcie bezpośrednio między spójnikiem a następnym wyrazem kombinacji klawiszy [Crtl] [Shift] [Spacja]); niedozwolone jest przenoszenie spójników do nowego wiersza przez wstawianie wielokrotnych spacji. Nie należy również rozdzielać – przez przenoszenie części zapisu do następnego wiersza – zapisu wartości liczbowej i miana, np. 100 MWh, ani tez zapisów typu tab. 2, rys. 4, rozdz. 2.4.1. </text:p>
        </text:list-item>
      </text:list>
      <text:p text:style-name="P8"/>
      <text:p text:style-name="P6"/>
      <text:p text:style-name="P4">Nagłówki powinny znaleźć się na wszystkich stronach <text:span text:style-name="T5">z wyjątkiem strony tytułowej oraz pierwszej strony każdego rozdziału</text:span>. Każdy nagłówek powinien zawierać dwie informacje: <text:span text:style-name="T5">tytuł danego rozdziału i numer strony. </text:span>Czcionka nagłówka powinna mieć rozmiar większy niż tekst rozdziału – zwykle o 2 pt. </text:p>
      <text:p text:style-name="P4"/>
      <text:p text:style-name="P4"/>
      <text:p text:style-name="P4"/>
      <text:p text:style-name="P5">Na stronie tytułowej numer strony nie powinien być wyświetlan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 LibreOffice_project/efb621ed25068d70781dc026f7e9c5187a4decd1</meta:generator>
    <dc:date>2018-11-17T12:31:30.237000000</dc:date>
    <meta:editing-duration>PT2H42M55S</meta:editing-duration>
    <meta:editing-cycles>6</meta:editing-cycles>
    <meta:document-statistic meta:table-count="0" meta:image-count="0" meta:object-count="0" meta:page-count="4" meta:paragraph-count="63" meta:word-count="766" meta:character-count="5096" meta:non-whitespace-character-count="4390"/>
  </office:meta>
</office:document-meta>
</file>